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9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ados" table:style-name="ta1">
        <table:shapes>
          <draw:frame draw:z-index="0" draw:style-name="gr1" draw:text-style-name="P1" svg:width="159.74mm" svg:height="89.74mm" svg:x="101.57mm" svg:y="60.97mm">
            <loext:p draw:notify-on-update-of-ranges="resultados.F8:resultados.F8 resultados.F9:resultados.F12 resultados.G8:resultados.G8 resultados.G9:resultados.G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 training set: 47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 test set: 568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ults for patch size 3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distribution:</text:p>
          </table:table-cell>
          <table:table-cell table:number-columns-repeated="4"/>
          <table:table-cell office:value-type="string" calcext:value-type="string">
            <text:p>Patch</text:p>
          </table:table-cell>
          <table:table-cell office:value-type="string" calcext:value-type="string">
            <text:p>Test acc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8.676" calcext:value-type="float">
            <text:p>68,6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9.028" calcext:value-type="float">
            <text:p>69,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6.233" calcext:value-type="float">
            <text:p>66,2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4.052" calcext:value-type="float">
            <text:p>54,0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" calcext:value-type="float">
            <text:p>503</text:p>
          </table:table-cell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5" calcext:value-type="float">
            <text:p>1065</text:p>
          </table:table-cell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2" calcext:value-type="float">
            <text:p>282</text:p>
          </table:table-cell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5" calcext:value-type="float">
            <text:p>545</text:p>
          </table:table-cell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16T19:24:07.785880723</dc:date>
    <meta:editing-duration>PT7M43S</meta:editing-duration>
    <meta:editing-cycles>2</meta:editing-cycles>
    <meta:document-statistic meta:table-count="1" meta:cell-count="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5cm" svg:height="8.975cm" xlink:href=".." xlink:type="simple" chart:class="chart:bar" chart:style-name="ch1">
        <chart:legend chart:legend-position="end" svg:x="13.924cm" svg:y="4.188cm" style:legend-expansion="high" chart:style-name="ch2"/>
        <chart:plot-area chart:style-name="ch3" table:cell-range-address="resultados.F8:resultados.G12" chart:data-source-has-labels="both" svg:x="0.319cm" svg:y="0.179cm" svg:width="13.286cm" svg:height="8.617cm">
          <chartooo:coordinate-region svg:x="0.94cm" svg:y="0.378cm" svg:width="12.665cm" svg:height="7.771cm"/>
          <chart:axis chart:dimension="x" chart:name="primary-x" chart:style-name="ch4" chartooo:axis-type="auto">
            <chartooo:date-scale/>
            <chart:categories table:cell-range-address="resultados.F9:resultados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ados.G9:resultados.G12" chart:label-cell-address="resultados.G8:resultados.G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acc</text:p>
                <draw:g>
                  <svg:desc>resultados.G8:resultados.G8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resultados.F9:resultados.F12</svg:desc>
                </draw:g>
              </table:table-cell>
              <table:table-cell office:value-type="float" office:value="68.676">
                <text:p>68.676</text:p>
                <draw:g>
                  <svg:desc>resultados.G9:resultados.G1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9.028">
                <text:p>69.0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6.233">
                <text:p>66.2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4.052">
                <text:p>54.0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